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9a1a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9a1a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9a1a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9a1a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9a1a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9a1a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9a1a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9a1a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9a1a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9a1a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9a1a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9a1a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9a1a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9a1a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9a1a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9a1a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9a1a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shly Valentina González Parr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Caroní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8/7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2454470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Claudimar María Parra Sulbará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2454470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47.389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1" meta:non-whitespace-character-count="1003"/>
    <meta:template xlink:type="simple" xlink:actuate="onRequest" xlink:title="Normal" xlink:href=""/>
  </office:meta>
</office:document-meta>
</file>